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554cm"/>
    </style:style>
    <style:style style:name="gr4" style:family="graphic" style:parent-style-name="standard">
      <style:graphic-properties draw:stroke="none" svg:stroke-color="#000000" draw:fill="none" draw:fill-color="#ffffff" fo:min-height="1.385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38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269cm" svg:height="3.608cm" svg:x="4.747cm" svg:y="7.843cm">
          <text:p/>
        </draw:rect>
        <draw:rect draw:style-name="gr1" draw:text-style-name="P1" draw:layer="layout" svg:width="3.27cm" svg:height="3.608cm" svg:x="14.442cm" svg:y="7.843cm">
          <text:p/>
        </draw:rect>
        <draw:line draw:style-name="gr2" draw:text-style-name="P1" draw:layer="layout" svg:x1="1.252cm" svg:y1="9.647cm" svg:x2="4.747cm" svg:y2="9.647cm">
          <text:p/>
        </draw:line>
        <draw:line draw:style-name="gr2" draw:text-style-name="P1" draw:layer="layout" svg:x1="8.016cm" svg:y1="9.647cm" svg:x2="14.442cm" svg:y2="9.647cm">
          <text:p/>
        </draw:line>
        <draw:line draw:style-name="gr2" draw:text-style-name="P1" draw:layer="layout" svg:x1="11.285cm" svg:y1="6.828cm" svg:x2="19.515cm" svg:y2="3.446cm">
          <text:p/>
        </draw:line>
        <draw:line draw:style-name="gr2" draw:text-style-name="P1" draw:layer="layout" svg:x1="27.181cm" svg:y1="3.446cm" svg:x2="19.515cm" svg:y2="3.446cm">
          <text:p/>
        </draw:line>
        <draw:ellipse draw:style-name="gr1" draw:text-style-name="P1" draw:layer="layout" svg:width="2.818cm" svg:height="2.931cm" svg:x="19.065cm" svg:y="14.269cm">
          <text:p/>
        </draw:ellipse>
        <draw:line draw:style-name="gr2" draw:text-style-name="P1" draw:layer="layout" svg:x1="3.732cm" svg:y1="9.647cm" svg:x2="3.732cm" svg:y2="16.637cm">
          <text:p/>
        </draw:line>
        <draw:line draw:style-name="gr2" draw:text-style-name="P1" draw:layer="layout" svg:x1="3.732cm" svg:y1="16.636cm" svg:x2="19.402cm" svg:y2="16.636cm">
          <text:p/>
        </draw:line>
        <draw:line draw:style-name="gr2" draw:text-style-name="P1" draw:layer="layout" svg:x1="11.285cm" svg:y1="9.647cm" svg:x2="11.285cm" svg:y2="13.254cm">
          <text:p/>
        </draw:line>
        <draw:line draw:style-name="gr2" draw:text-style-name="P1" draw:layer="layout" svg:x1="11.285cm" svg:y1="9.646cm" svg:x2="11.285cm" svg:y2="6.828cm">
          <text:p/>
        </draw:line>
        <draw:line draw:style-name="gr2" draw:text-style-name="P1" draw:layer="layout" svg:x1="11.3cm" svg:y1="13.3cm" svg:x2="19.064cm" svg:y2="15.622cm">
          <text:p/>
        </draw:line>
        <draw:line draw:style-name="gr2" draw:text-style-name="P1" draw:layer="layout" svg:x1="17.711cm" svg:y1="9.76cm" svg:x2="20.529cm" svg:y2="9.76cm">
          <text:p/>
        </draw:line>
        <draw:line draw:style-name="gr2" draw:text-style-name="P1" draw:layer="layout" svg:x1="20.53cm" svg:y1="14.269cm" svg:x2="20.53cm" svg:y2="9.76cm">
          <text:p/>
        </draw:line>
        <draw:line draw:style-name="gr2" draw:text-style-name="P1" draw:layer="layout" svg:x1="21.882cm" svg:y1="15.847cm" svg:x2="28.082cm" svg:y2="15.847cm">
          <text:p/>
        </draw:line>
        <draw:line draw:style-name="gr2" draw:text-style-name="P1" draw:layer="layout" svg:x1="20.482cm" svg:y1="15.171cm" svg:x2="20.482cm" svg:y2="16.411cm">
          <text:p/>
        </draw:line>
        <draw:line draw:style-name="gr2" draw:text-style-name="P1" draw:layer="layout" svg:x1="19.853cm" svg:y1="15.847cm" svg:x2="21.093cm" svg:y2="15.847cm">
          <text:p/>
        </draw:line>
        <draw:frame draw:style-name="gr3" draw:text-style-name="P2" draw:layer="layout" svg:width="1.691cm" svg:height="1.804cm" svg:x="1.703cm" svg:y="8.407cm">
          <draw:text-box>
            <text:p text:style-name="P2"><text:span text:style-name="T1">u</text:span></text:p>
          </draw:text-box>
        </draw:frame>
        <draw:frame draw:style-name="gr4" draw:text-style-name="P2" draw:layer="layout" svg:width="1.353cm" svg:height="1.635cm" svg:x="24.475cm" svg:y="2.15cm">
          <draw:text-box>
            <text:p text:style-name="P2"><text:span text:style-name="T1">v</text:span><text:span text:style-name="T2">1</text:span></text:p>
          </draw:text-box>
        </draw:frame>
        <draw:frame draw:style-name="gr5" draw:text-style-name="P2" draw:layer="layout" svg:width="1.352cm" svg:height="1.635cm" svg:x="25.039cm" svg:y="14.325cm">
          <draw:text-box>
            <text:p text:style-name="P2"><text:span text:style-name="T1">v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rajkumar </meta:initial-creator>
    <meta:creation-date>2014-11-13T13:24:31.64</meta:creation-date>
    <dc:date>2014-11-13T14:12:08.98</dc:date>
    <dc:creator>Surajkumar </dc:creator>
    <meta:editing-duration>PT47M40S</meta:editing-duration>
    <meta:editing-cycles>2</meta:editing-cycles>
    <meta:generator>OpenOffice/4.0.1$Win32 OpenOffice.org_project/401m5$Build-9714</meta:generator>
    <meta:document-statistic meta:object-count="20"/>
  </office:meta>
</office:document-meta>
</file>